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4cm" svg:x2="2.25cm" svg:y2="6.54cm">
          <text:p/>
        </draw:line>
        <draw:line draw:style-name="gr7" draw:text-style-name="P6" draw:layer="layout" svg:x1="0.25cm" svg:y1="5.04cm" svg:x2="2.25cm" svg:y2="5.04cm">
          <text:p/>
        </draw:line>
        <draw:line draw:style-name="gr7" draw:text-style-name="P6" draw:layer="layout" svg:x1="0.25cm" svg:y1="3.54cm" svg:x2="2.25cm" svg:y2="3.54cm">
          <text:p/>
        </draw:line>
        <draw:line draw:style-name="gr7" draw:text-style-name="P6" draw:layer="layout" svg:x1="0.25cm" svg:y1="2.04cm" svg:x2="2.25cm" svg:y2="2.04cm">
          <text:p/>
        </draw:line>
        <draw:line draw:style-name="gr7" draw:text-style-name="P6" draw:layer="layout" svg:x1="2.25cm" svg:y1="1.29cm" svg:x2="2.25cm" svg:y2="7.29cm">
          <text:p/>
        </draw:line>
        <draw:line draw:style-name="gr7" draw:text-style-name="P6" draw:layer="layout" svg:x1="0.25cm" svg:y1="1.29cm" svg:x2="0.25cm" svg:y2="7.29cm">
          <text:p/>
        </draw:line>
        <draw:path draw:style-name="gr8" draw:text-style-name="P6" draw:layer="layout" svg:width="0.999cm" svg:height="0.999cm" draw:transform="rotate (1.5707963267949) translate (0.25cm 8.2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9cm)" svg:viewBox="0 0 1000 1000" svg:d="M1000 0c-1000 0-1000 1000-1000 1000">
          <text:p/>
        </draw:path>
        <draw:line draw:style-name="gr7" draw:text-style-name="P6" draw:layer="layout" svg:x1="0.25cm" svg:y1="2.04cm" svg:x2="2.25cm" svg:y2="2.04cm">
          <text:p/>
        </draw:lin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line draw:style-name="gr11" draw:text-style-name="P6" draw:layer="layout" svg:x1="0.75cm" svg:y1="2.27cm" svg:x2="1.75cm" svg:y2="3.27cm">
          <text:p/>
        </draw:line>
        <draw:line draw:style-name="gr11" draw:text-style-name="P6" draw:layer="layout" svg:x1="0.75cm" svg:y1="3.27cm" svg:x2="1.75cm" svg:y2="2.27cm">
          <text:p/>
        </draw:line>
        <draw:line draw:style-name="gr7" draw:text-style-name="P6" draw:layer="layout" svg:x1="0.25cm" svg:y1="1.27cm" svg:x2="0.25cm" svg:y2="7.27cm">
          <text:p/>
        </draw:line>
        <draw:line draw:style-name="gr7" draw:text-style-name="P6" draw:layer="layout" svg:x1="2.25cm" svg:y1="1.27cm" svg:x2="2.25cm" svg:y2="7.27cm">
          <text:p/>
        </draw:line>
        <draw:custom-shape draw:style-name="gr12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5cm" svg:x2="1cm" svg:y2="8.815cm">
          <text:p/>
        </draw:line>
        <draw:line draw:style-name="gr15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1:23.084000000</dc:date>
    <meta:editing-duration>PT11M36S</meta:editing-duration>
    <meta:editing-cycles>34</meta:editing-cycles>
    <meta:generator>LibreOffice/7.5.0.3$Windows_X86_64 LibreOffice_project/c21113d003cd3efa8c53188764377a8272d9d6de</meta:generator>
    <meta:document-statistic meta:object-count="119"/>
  </office:meta>
</office:document-meta>
</file>